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 to arena</text:p>
          </table:table-cell>
          <table:table-cell table:number-columns-repeated="2"/>
          <table:table-cell table:style-name="ce1" office:value-type="string" calcext:value-type="string">
            <text:p>Data to controller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Byt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Byte</text:p>
          </table:table-cell>
          <table:table-cell table:style-name="ce3" office:value-type="string" calcext:value-type="string">
            <text:p>Values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STA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ID MSN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First 2 LED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Next 2 LED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Next 2 LE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ID LSN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Next 2 LED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First 4 buttons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Next 4 buttons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First 4 switches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Next 4 switches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x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Countou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Time MS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Time LSM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Status MSN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Status MS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Status LSN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Status LS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 MSN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CRC-16 MS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 LSN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ascii Hex</text:p>
          </table:table-cell>
          <table:table-cell office:value-type="string" calcext:value-type="string">
            <text:p>CRC-16 LS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STOP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x0D</text:p>
          </table:table-cell>
          <table:table-cell office:value-type="string" calcext:value-type="string">
            <text:p>STOP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x0A</text:p>
          </table:table-cell>
          <table:table-cell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0:42:00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7S</meta:editing-duration>
    <meta:editing-cycles>5</meta:editing-cycles>
    <meta:generator>LibreOffice/5.0.5.2$Windows_x86 LibreOffice_project/55b006a02d247b5f7215fc6ea0fde844b30035b3</meta:generator>
    <dc:date>2016-06-14T00:43:01.053000000</dc:date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